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Zero</text:p>
          </table:table-cell>
          <table:table-cell table:style-name="ce2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6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OT</text:p>
          </table:table-cell>
          <table:table-cell table:number-columns-repeated="7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Out</text:p>
          </table:table-cell>
          <table:table-cell table:style-name="ce8"/>
          <table:table-cell table:number-columns-repeated="6"/>
          <table:table-cell table:style-name="ce2" office:value-type="string" calcext:value-type="string">
            <text:p>OutInc</text:p>
          </table:table-cell>
          <table:table-cell table:style-name="ce2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IN</text:p>
          </table:table-cell>
          <table:table-cell table:number-columns-repeated="7"/>
          <table:table-cell table:style-name="ce2" office:value-type="string" calcext:value-type="string">
            <text:p>InInc</text:p>
          </table:table-cell>
          <table:table-cell table:style-name="ce2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7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qty</text:p>
          </table:table-cell>
          <table:table-cell table:style-name="ce9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Sheet4" table:style-name="ta1"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default-cell-style-name="ce17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Instruction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Sel0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Sel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Sel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Acc WE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Registers WE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DataOut OE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Write OE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AddressOut Load/Down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AddressOut Count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rogramCounter Load/Down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ProgramCounter Count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ProgramCounter Source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FetchNextByte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string" calcext:value-type="string">
            <text:p>ProgramStack WE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ProgramStack OE (??)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StackPointer Load/Down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StackPointer Count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3" table:formula="of:=BASE([.A19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16">
            <text:p>AND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0.5" calcext:value-type="float">
            <text:p>0.5</text:p>
          </table:table-cell>
          <table:table-cell table:style-name="ce13" table:formula="of:=BASE([.A20]; 2;6)" office:value-type="string" office:string-value="000000" calcext:value-type="string">
            <text:p>000000</text:p>
          </table:table-cell>
          <table:table-cell table:formula="of:=1-[.C1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3" table:formula="of:=BASE([.A21]; 2;6)" office:value-type="string" office:string-value="000001" calcext:value-type="string">
            <text:p>000001</text:p>
          </table:table-cell>
          <table:table-cell table:formula="of:=1-[.C20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.5" calcext:value-type="float">
            <text:p>1.5</text:p>
          </table:table-cell>
          <table:table-cell table:style-name="ce13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3" table:formula="of:=BASE([.A23]; 2;6)" office:value-type="string" office:string-value="000010" calcext:value-type="string">
            <text:p>000010</text:p>
          </table:table-cell>
          <table:table-cell table:formula="of:=1-[.C22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.5" calcext:value-type="float">
            <text:p>2.5</text:p>
          </table:table-cell>
          <table:table-cell table:style-name="ce13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3" table:formula="of:=BASE([.A25]; 2;6)" office:value-type="string" office:string-value="000011" calcext:value-type="string">
            <text:p>000011</text:p>
          </table:table-cell>
          <table:table-cell table:formula="of:=1-[.C24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.5" calcext:value-type="float">
            <text:p>3.5</text:p>
          </table:table-cell>
          <table:table-cell table:style-name="ce13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3" table:formula="of:=BASE([.A27]; 2;6)" office:value-type="string" office:string-value="000100" calcext:value-type="string">
            <text:p>000100</text:p>
          </table:table-cell>
          <table:table-cell table:formula="of:=1-[.C26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.5" calcext:value-type="float">
            <text:p>4.5</text:p>
          </table:table-cell>
          <table:table-cell table:style-name="ce13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3" table:formula="of:=BASE([.A29]; 2;6)" office:value-type="string" office:string-value="000101" calcext:value-type="string">
            <text:p>000101</text:p>
          </table:table-cell>
          <table:table-cell table:formula="of:=1-[.C28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.5" calcext:value-type="float">
            <text:p>5.5</text:p>
          </table:table-cell>
          <table:table-cell table:style-name="ce13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3" table:formula="of:=BASE([.A31]; 2;6)" office:value-type="string" office:string-value="000110" calcext:value-type="string">
            <text:p>000110</text:p>
          </table:table-cell>
          <table:table-cell table:formula="of:=1-[.C30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6.5" calcext:value-type="float">
            <text:p>6.5</text:p>
          </table:table-cell>
          <table:table-cell table:style-name="ce13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3" table:formula="of:=BASE([.A33]; 2;6)" office:value-type="string" office:string-value="000111" calcext:value-type="string">
            <text:p>000111</text:p>
          </table:table-cell>
          <table:table-cell table:formula="of:=1-[.C32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7.5" calcext:value-type="float">
            <text:p>7.5</text:p>
          </table:table-cell>
          <table:table-cell table:style-name="ce13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3" table:formula="of:=BASE([.A35]; 2;6)" office:value-type="string" office:string-value="001000" calcext:value-type="string">
            <text:p>001000</text:p>
          </table:table-cell>
          <table:table-cell table:formula="of:=1-[.C34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16">
            <text:p>OR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8.5" calcext:value-type="float">
            <text:p>8.5</text:p>
          </table:table-cell>
          <table:table-cell table:style-name="ce13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3" table:formula="of:=BASE([.A37]; 2;6)" office:value-type="string" office:string-value="001001" calcext:value-type="string">
            <text:p>001001</text:p>
          </table:table-cell>
          <table:table-cell table:formula="of:=1-[.C36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9.5" calcext:value-type="float">
            <text:p>9.5</text:p>
          </table:table-cell>
          <table:table-cell table:style-name="ce13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3" table:formula="of:=BASE([.A39]; 2;6)" office:value-type="string" office:string-value="001010" calcext:value-type="string">
            <text:p>001010</text:p>
          </table:table-cell>
          <table:table-cell table:formula="of:=1-[.C38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0.5" calcext:value-type="float">
            <text:p>10.5</text:p>
          </table:table-cell>
          <table:table-cell table:style-name="ce13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3" table:formula="of:=BASE([.A41]; 2;6)" office:value-type="string" office:string-value="001011" calcext:value-type="string">
            <text:p>001011</text:p>
          </table:table-cell>
          <table:table-cell table:formula="of:=1-[.C40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1.5" calcext:value-type="float">
            <text:p>11.5</text:p>
          </table:table-cell>
          <table:table-cell table:style-name="ce13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3" table:formula="of:=BASE([.A43]; 2;6)" office:value-type="string" office:string-value="001100" calcext:value-type="string">
            <text:p>001100</text:p>
          </table:table-cell>
          <table:table-cell table:formula="of:=1-[.C42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2.5" calcext:value-type="float">
            <text:p>12.5</text:p>
          </table:table-cell>
          <table:table-cell table:style-name="ce13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3" table:formula="of:=BASE([.A45]; 2;6)" office:value-type="string" office:string-value="001101" calcext:value-type="string">
            <text:p>001101</text:p>
          </table:table-cell>
          <table:table-cell table:formula="of:=1-[.C44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3.5" calcext:value-type="float">
            <text:p>13.5</text:p>
          </table:table-cell>
          <table:table-cell table:style-name="ce13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3" table:formula="of:=BASE([.A47]; 2;6)" office:value-type="string" office:string-value="001110" calcext:value-type="string">
            <text:p>001110</text:p>
          </table:table-cell>
          <table:table-cell table:formula="of:=1-[.C46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4.5" calcext:value-type="float">
            <text:p>14.5</text:p>
          </table:table-cell>
          <table:table-cell table:style-name="ce13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3" table:formula="of:=BASE([.A49]; 2;6)" office:value-type="string" office:string-value="001111" calcext:value-type="string">
            <text:p>001111</text:p>
          </table:table-cell>
          <table:table-cell table:formula="of:=1-[.C48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5.5" calcext:value-type="float">
            <text:p>15.5</text:p>
          </table:table-cell>
          <table:table-cell table:style-name="ce13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3" table:formula="of:=BASE([.A51]; 2;6)" office:value-type="string" office:string-value="010000" calcext:value-type="string">
            <text:p>010000</text:p>
          </table:table-cell>
          <table:table-cell table:formula="of:=1-[.C50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16">
            <text:p>LOAD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6.5" calcext:value-type="float">
            <text:p>16.5</text:p>
          </table:table-cell>
          <table:table-cell table:style-name="ce13" table:formula="of:=BASE([.A52]; 2;6)" office:value-type="string" office:string-value="010000" calcext:value-type="string">
            <text:p>010000</text:p>
          </table:table-cell>
          <table:table-cell table:formula="of:=1-[.C5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3" table:formula="of:=BASE([.A53]; 2;6)" office:value-type="string" office:string-value="010001" calcext:value-type="string">
            <text:p>010001</text:p>
          </table:table-cell>
          <table:table-cell table:formula="of:=1-[.C52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7.5" calcext:value-type="float">
            <text:p>17.5</text:p>
          </table:table-cell>
          <table:table-cell table:style-name="ce13" table:formula="of:=BASE([.A54]; 2;6)" office:value-type="string" office:string-value="010001" calcext:value-type="string">
            <text:p>010001</text:p>
          </table:table-cell>
          <table:table-cell table:formula="of:=1-[.C5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3" table:formula="of:=BASE([.A55]; 2;6)" office:value-type="string" office:string-value="010010" calcext:value-type="string">
            <text:p>010010</text:p>
          </table:table-cell>
          <table:table-cell table:formula="of:=1-[.C54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8.5" calcext:value-type="float">
            <text:p>18.5</text:p>
          </table:table-cell>
          <table:table-cell table:style-name="ce13" table:formula="of:=BASE([.A56]; 2;6)" office:value-type="string" office:string-value="010010" calcext:value-type="string">
            <text:p>010010</text:p>
          </table:table-cell>
          <table:table-cell table:formula="of:=1-[.C5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3" table:formula="of:=BASE([.A57]; 2;6)" office:value-type="string" office:string-value="010011" calcext:value-type="string">
            <text:p>010011</text:p>
          </table:table-cell>
          <table:table-cell table:formula="of:=1-[.C56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19.5" calcext:value-type="float">
            <text:p>19.5</text:p>
          </table:table-cell>
          <table:table-cell table:style-name="ce13" table:formula="of:=BASE([.A58]; 2;6)" office:value-type="string" office:string-value="010011" calcext:value-type="string">
            <text:p>010011</text:p>
          </table:table-cell>
          <table:table-cell table:formula="of:=1-[.C5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3" table:formula="of:=BASE([.A59]; 2;6)" office:value-type="string" office:string-value="010100" calcext:value-type="string">
            <text:p>010100</text:p>
          </table:table-cell>
          <table:table-cell table:formula="of:=1-[.C58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0.5" calcext:value-type="float">
            <text:p>20.5</text:p>
          </table:table-cell>
          <table:table-cell table:style-name="ce13" table:formula="of:=BASE([.A60]; 2;6)" office:value-type="string" office:string-value="010100" calcext:value-type="string">
            <text:p>010100</text:p>
          </table:table-cell>
          <table:table-cell table:formula="of:=1-[.C5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3" table:formula="of:=BASE([.A61]; 2;6)" office:value-type="string" office:string-value="010101" calcext:value-type="string">
            <text:p>010101</text:p>
          </table:table-cell>
          <table:table-cell table:formula="of:=1-[.C60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1.5" calcext:value-type="float">
            <text:p>21.5</text:p>
          </table:table-cell>
          <table:table-cell table:style-name="ce13" table:formula="of:=BASE([.A62]; 2;6)" office:value-type="string" office:string-value="010101" calcext:value-type="string">
            <text:p>010101</text:p>
          </table:table-cell>
          <table:table-cell table:formula="of:=1-[.C6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3" table:formula="of:=BASE([.A63]; 2;6)" office:value-type="string" office:string-value="010110" calcext:value-type="string">
            <text:p>010110</text:p>
          </table:table-cell>
          <table:table-cell table:formula="of:=1-[.C62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2.5" calcext:value-type="float">
            <text:p>22.5</text:p>
          </table:table-cell>
          <table:table-cell table:style-name="ce13" table:formula="of:=BASE([.A64]; 2;6)" office:value-type="string" office:string-value="010110" calcext:value-type="string">
            <text:p>010110</text:p>
          </table:table-cell>
          <table:table-cell table:formula="of:=1-[.C6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3" table:formula="of:=BASE([.A65]; 2;6)" office:value-type="string" office:string-value="010111" calcext:value-type="string">
            <text:p>010111</text:p>
          </table:table-cell>
          <table:table-cell table:formula="of:=1-[.C64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3.5" calcext:value-type="float">
            <text:p>23.5</text:p>
          </table:table-cell>
          <table:table-cell table:style-name="ce13" table:formula="of:=BASE([.A66]; 2;6)" office:value-type="string" office:string-value="010111" calcext:value-type="string">
            <text:p>010111</text:p>
          </table:table-cell>
          <table:table-cell table:formula="of:=1-[.C6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3" table:formula="of:=BASE([.A67]; 2;6)" office:value-type="string" office:string-value="011000" calcext:value-type="string">
            <text:p>011000</text:p>
          </table:table-cell>
          <table:table-cell table:formula="of:=1-[.C66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16">
            <text:p>SAVE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4.5" calcext:value-type="float">
            <text:p>24.5</text:p>
          </table:table-cell>
          <table:table-cell table:style-name="ce13" table:formula="of:=BASE([.A68]; 2;6)" office:value-type="string" office:string-value="011000" calcext:value-type="string">
            <text:p>011000</text:p>
          </table:table-cell>
          <table:table-cell table:formula="of:=1-[.C6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3" table:formula="of:=BASE([.A69]; 2;6)" office:value-type="string" office:string-value="011001" calcext:value-type="string">
            <text:p>011001</text:p>
          </table:table-cell>
          <table:table-cell table:formula="of:=1-[.C68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5.5" calcext:value-type="float">
            <text:p>25.5</text:p>
          </table:table-cell>
          <table:table-cell table:style-name="ce13" table:formula="of:=BASE([.A70]; 2;6)" office:value-type="string" office:string-value="011001" calcext:value-type="string">
            <text:p>011001</text:p>
          </table:table-cell>
          <table:table-cell table:formula="of:=1-[.C6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13" table:formula="of:=BASE([.A71]; 2;6)" office:value-type="string" office:string-value="011010" calcext:value-type="string">
            <text:p>011010</text:p>
          </table:table-cell>
          <table:table-cell table:formula="of:=1-[.C70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6.5" calcext:value-type="float">
            <text:p>26.5</text:p>
          </table:table-cell>
          <table:table-cell table:style-name="ce13" table:formula="of:=BASE([.A72]; 2;6)" office:value-type="string" office:string-value="011010" calcext:value-type="string">
            <text:p>011010</text:p>
          </table:table-cell>
          <table:table-cell table:formula="of:=1-[.C7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3" table:formula="of:=BASE([.A73]; 2;6)" office:value-type="string" office:string-value="011011" calcext:value-type="string">
            <text:p>011011</text:p>
          </table:table-cell>
          <table:table-cell table:formula="of:=1-[.C72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7.5" calcext:value-type="float">
            <text:p>27.5</text:p>
          </table:table-cell>
          <table:table-cell table:style-name="ce13" table:formula="of:=BASE([.A74]; 2;6)" office:value-type="string" office:string-value="011011" calcext:value-type="string">
            <text:p>011011</text:p>
          </table:table-cell>
          <table:table-cell table:formula="of:=1-[.C7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table:style-name="ce13" table:formula="of:=BASE([.A75]; 2;6)" office:value-type="string" office:string-value="011100" calcext:value-type="string">
            <text:p>011100</text:p>
          </table:table-cell>
          <table:table-cell table:formula="of:=1-[.C74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8.5" calcext:value-type="float">
            <text:p>28.5</text:p>
          </table:table-cell>
          <table:table-cell table:style-name="ce13" table:formula="of:=BASE([.A76]; 2;6)" office:value-type="string" office:string-value="011100" calcext:value-type="string">
            <text:p>011100</text:p>
          </table:table-cell>
          <table:table-cell table:formula="of:=1-[.C7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13" table:formula="of:=BASE([.A77]; 2;6)" office:value-type="string" office:string-value="011101" calcext:value-type="string">
            <text:p>011101</text:p>
          </table:table-cell>
          <table:table-cell table:formula="of:=1-[.C76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29.5" calcext:value-type="float">
            <text:p>29.5</text:p>
          </table:table-cell>
          <table:table-cell table:style-name="ce13" table:formula="of:=BASE([.A78]; 2;6)" office:value-type="string" office:string-value="011101" calcext:value-type="string">
            <text:p>011101</text:p>
          </table:table-cell>
          <table:table-cell table:formula="of:=1-[.C7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3" table:formula="of:=BASE([.A79]; 2;6)" office:value-type="string" office:string-value="011110" calcext:value-type="string">
            <text:p>011110</text:p>
          </table:table-cell>
          <table:table-cell table:formula="of:=1-[.C78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0.5" calcext:value-type="float">
            <text:p>30.5</text:p>
          </table:table-cell>
          <table:table-cell table:style-name="ce13" table:formula="of:=BASE([.A80]; 2;6)" office:value-type="string" office:string-value="011110" calcext:value-type="string">
            <text:p>011110</text:p>
          </table:table-cell>
          <table:table-cell table:formula="of:=1-[.C7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3" table:formula="of:=BASE([.A81]; 2;6)" office:value-type="string" office:string-value="011111" calcext:value-type="string">
            <text:p>011111</text:p>
          </table:table-cell>
          <table:table-cell table:formula="of:=1-[.C80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1.5" calcext:value-type="float">
            <text:p>31.5</text:p>
          </table:table-cell>
          <table:table-cell table:style-name="ce13" table:formula="of:=BASE([.A82]; 2;6)" office:value-type="string" office:string-value="011111" calcext:value-type="string">
            <text:p>011111</text:p>
          </table:table-cell>
          <table:table-cell table:formula="of:=1-[.C8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3" table:formula="of:=BASE([.A83]; 2;6)" office:value-type="string" office:string-value="100000" calcext:value-type="string">
            <text:p>100000</text:p>
          </table:table-cell>
          <table:table-cell table:formula="of:=1-[.C82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2">
            <text:p>NOT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2.5" calcext:value-type="float">
            <text:p>32.5</text:p>
          </table:table-cell>
          <table:table-cell table:style-name="ce13" table:formula="of:=BASE([.A84]; 2;6)" office:value-type="string" office:string-value="100000" calcext:value-type="string">
            <text:p>100000</text:p>
          </table:table-cell>
          <table:table-cell table:formula="of:=1-[.C8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3" table:formula="of:=BASE([.A85]; 2;6)" office:value-type="string" office:string-value="100001" calcext:value-type="string">
            <text:p>100001</text:p>
          </table:table-cell>
          <table:table-cell table:formula="of:=1-[.C84]" office:value-type="float" office:value="0" calcext:value-type="float">
            <text:p>0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3.5" calcext:value-type="float">
            <text:p>33.5</text:p>
          </table:table-cell>
          <table:table-cell table:style-name="ce13" table:formula="of:=BASE([.A86]; 2;6)" office:value-type="string" office:string-value="100001" calcext:value-type="string">
            <text:p>100001</text:p>
          </table:table-cell>
          <table:table-cell table:formula="of:=1-[.C85]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3" table:formula="of:=BASE([.A87]; 2;6)" office:value-type="string" office:string-value="100010" calcext:value-type="string">
            <text:p>100010</text:p>
          </table:table-cell>
          <table:table-cell table:formula="of:=1-[.C86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2">
            <text:p>ZERO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4.5" calcext:value-type="float">
            <text:p>34.5</text:p>
          </table:table-cell>
          <table:table-cell table:style-name="ce13" table:formula="of:=BASE([.A88]; 2;6)" office:value-type="string" office:string-value="100010" calcext:value-type="string">
            <text:p>100010</text:p>
          </table:table-cell>
          <table:table-cell table:formula="of:=1-[.C8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3" table:formula="of:=BASE([.A89]; 2;6)" office:value-type="string" office:string-value="100011" calcext:value-type="string">
            <text:p>100011</text:p>
          </table:table-cell>
          <table:table-cell table:formula="of:=1-[.C88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2">
            <text:p>ONE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5.5" calcext:value-type="float">
            <text:p>35.5</text:p>
          </table:table-cell>
          <table:table-cell table:style-name="ce13" table:formula="of:=BASE([.A90]; 2;6)" office:value-type="string" office:string-value="100011" calcext:value-type="string">
            <text:p>100011</text:p>
          </table:table-cell>
          <table:table-cell table:formula="of:=1-[.C8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3" table:formula="of:=BASE([.A91]; 2;6)" office:value-type="string" office:string-value="100100" calcext:value-type="string">
            <text:p>100100</text:p>
          </table:table-cell>
          <table:table-cell table:formula="of:=1-[.C90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2">
            <text:p>RET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6.5" calcext:value-type="float">
            <text:p>36.5</text:p>
          </table:table-cell>
          <table:table-cell table:style-name="ce13" table:formula="of:=BASE([.A92]; 2;6)" office:value-type="string" office:string-value="100100" calcext:value-type="string">
            <text:p>100100</text:p>
          </table:table-cell>
          <table:table-cell table:formula="of:=1-[.C9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3" table:formula="of:=BASE([.A93]; 2;6)" office:value-type="string" office:string-value="100101" calcext:value-type="string">
            <text:p>100101</text:p>
          </table:table-cell>
          <table:table-cell table:formula="of:=1-[.C92]" office:value-type="float" office:value="0" calcext:value-type="float">
            <text:p>0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7.5" calcext:value-type="float">
            <text:p>37.5</text:p>
          </table:table-cell>
          <table:table-cell table:style-name="ce13" table:formula="of:=BASE([.A94]; 2;6)" office:value-type="string" office:string-value="100101" calcext:value-type="string">
            <text:p>100101</text:p>
          </table:table-cell>
          <table:table-cell table:formula="of:=1-[.C93]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3" table:formula="of:=BASE([.A95]; 2;6)" office:value-type="string" office:string-value="100110" calcext:value-type="string">
            <text:p>100110</text:p>
          </table:table-cell>
          <table:table-cell table:formula="of:=1-[.C94]" office:value-type="float" office:value="0" calcext:value-type="float">
            <text:p>0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8.5" calcext:value-type="float">
            <text:p>38.5</text:p>
          </table:table-cell>
          <table:table-cell table:style-name="ce13" table:formula="of:=BASE([.A96]; 2;6)" office:value-type="string" office:string-value="100110" calcext:value-type="string">
            <text:p>100110</text:p>
          </table:table-cell>
          <table:table-cell table:formula="of:=1-[.C95]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3" table:formula="of:=BASE([.A97]; 2;6)" office:value-type="string" office:string-value="100111" calcext:value-type="string">
            <text:p>100111</text:p>
          </table:table-cell>
          <table:table-cell table:formula="of:=1-[.C96]" office:value-type="float" office:value="0" calcext:value-type="float">
            <text:p>0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39.5" calcext:value-type="float">
            <text:p>39.5</text:p>
          </table:table-cell>
          <table:table-cell table:style-name="ce13" table:formula="of:=BASE([.A98]; 2;6)" office:value-type="string" office:string-value="100111" calcext:value-type="string">
            <text:p>100111</text:p>
          </table:table-cell>
          <table:table-cell table:formula="of:=1-[.C97]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3" table:formula="of:=BASE([.A99]; 2;6)" office:value-type="string" office:string-value="101000" calcext:value-type="string">
            <text:p>101000</text:p>
          </table:table-cell>
          <table:table-cell table:formula="of:=1-[.C98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2">
            <text:p>OUT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0.5" calcext:value-type="float">
            <text:p>40.5</text:p>
          </table:table-cell>
          <table:table-cell table:style-name="ce13" table:formula="of:=BASE([.A100]; 2;6)" office:value-type="string" office:string-value="101000" calcext:value-type="string">
            <text:p>101000</text:p>
          </table:table-cell>
          <table:table-cell table:formula="of:=1-[.C9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3" table:formula="of:=BASE([.A101]; 2;6)" office:value-type="string" office:string-value="101001" calcext:value-type="string">
            <text:p>101001</text:p>
          </table:table-cell>
          <table:table-cell table:formula="of:=1-[.C100]" office:value-type="float" office:value="0" calcext:value-type="float">
            <text:p>0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1.5" calcext:value-type="float">
            <text:p>41.5</text:p>
          </table:table-cell>
          <table:table-cell table:style-name="ce13" table:formula="of:=BASE([.A102]; 2;6)" office:value-type="string" office:string-value="101001" calcext:value-type="string">
            <text:p>101001</text:p>
          </table:table-cell>
          <table:table-cell table:formula="of:=1-[.C101]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3" table:formula="of:=BASE([.A103]; 2;6)" office:value-type="string" office:string-value="101010" calcext:value-type="string">
            <text:p>101010</text:p>
          </table:table-cell>
          <table:table-cell table:formula="of:=1-[.C102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2">
            <text:p>OUT_INC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2.5" calcext:value-type="float">
            <text:p>42.5</text:p>
          </table:table-cell>
          <table:table-cell table:style-name="ce13" table:formula="of:=BASE([.A104]; 2;6)" office:value-type="string" office:string-value="101010" calcext:value-type="string">
            <text:p>101010</text:p>
          </table:table-cell>
          <table:table-cell table:formula="of:=1-[.C103]" office:value-type="float" office:value="1" calcext:value-type="float">
            <text:p>1</text:p>
          </table:table-cell>
          <table:covered-table-cell table:style-name="ce4"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3" table:formula="of:=BASE([.A105]; 2;6)" office:value-type="string" office:string-value="101011" calcext:value-type="string">
            <text:p>101011</text:p>
          </table:table-cell>
          <table:table-cell table:formula="of:=1-[.C104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2">
            <text:p>OUT_DEC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3.5" calcext:value-type="float">
            <text:p>43.5</text:p>
          </table:table-cell>
          <table:table-cell table:style-name="ce13" table:formula="of:=BASE([.A106]; 2;6)" office:value-type="string" office:string-value="101011" calcext:value-type="string">
            <text:p>101011</text:p>
          </table:table-cell>
          <table:table-cell table:formula="of:=1-[.C105]" office:value-type="float" office:value="1" calcext:value-type="float">
            <text:p>1</text:p>
          </table:table-cell>
          <table:covered-table-cell table:style-name="ce4"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3" table:formula="of:=BASE([.A107]; 2;6)" office:value-type="string" office:string-value="101100" calcext:value-type="string">
            <text:p>101100</text:p>
          </table:table-cell>
          <table:table-cell table:formula="of:=1-[.C106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2">
            <text:p>IN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4.5" calcext:value-type="float">
            <text:p>44.5</text:p>
          </table:table-cell>
          <table:table-cell table:style-name="ce13" table:formula="of:=BASE([.A108]; 2;6)" office:value-type="string" office:string-value="101100" calcext:value-type="string">
            <text:p>101100</text:p>
          </table:table-cell>
          <table:table-cell table:formula="of:=1-[.C10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3" table:formula="of:=BASE([.A109]; 2;6)" office:value-type="string" office:string-value="101101" calcext:value-type="string">
            <text:p>101101</text:p>
          </table:table-cell>
          <table:table-cell table:formula="of:=1-[.C108]" office:value-type="float" office:value="0" calcext:value-type="float">
            <text:p>0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5.5" calcext:value-type="float">
            <text:p>45.5</text:p>
          </table:table-cell>
          <table:table-cell table:style-name="ce13" table:formula="of:=BASE([.A110]; 2;6)" office:value-type="string" office:string-value="101101" calcext:value-type="string">
            <text:p>101101</text:p>
          </table:table-cell>
          <table:table-cell table:formula="of:=1-[.C109]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3" table:formula="of:=BASE([.A111]; 2;6)" office:value-type="string" office:string-value="101110" calcext:value-type="string">
            <text:p>101110</text:p>
          </table:table-cell>
          <table:table-cell table:formula="of:=1-[.C110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2">
            <text:p>IN_INC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6.5" calcext:value-type="float">
            <text:p>46.5</text:p>
          </table:table-cell>
          <table:table-cell table:style-name="ce13" table:formula="of:=BASE([.A112]; 2;6)" office:value-type="string" office:string-value="101110" calcext:value-type="string">
            <text:p>101110</text:p>
          </table:table-cell>
          <table:table-cell table:formula="of:=1-[.C111]" office:value-type="float" office:value="1" calcext:value-type="float">
            <text:p>1</text:p>
          </table:table-cell>
          <table:covered-table-cell table:style-name="ce4"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3" table:formula="of:=BASE([.A113]; 2;6)" office:value-type="string" office:string-value="101111" calcext:value-type="string">
            <text:p>101111</text:p>
          </table:table-cell>
          <table:table-cell table:formula="of:=1-[.C112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2">
            <text:p>IN_DEC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7.5" calcext:value-type="float">
            <text:p>47.5</text:p>
          </table:table-cell>
          <table:table-cell table:style-name="ce13" table:formula="of:=BASE([.A114]; 2;6)" office:value-type="string" office:string-value="101111" calcext:value-type="string">
            <text:p>101111</text:p>
          </table:table-cell>
          <table:table-cell table:formula="of:=1-[.C113]" office:value-type="float" office:value="1" calcext:value-type="float">
            <text:p>1</text:p>
          </table:table-cell>
          <table:covered-table-cell table:style-name="ce4"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8" calcext:value-type="float">
            <text:p>48</text:p>
          </table:table-cell>
          <table:table-cell table:style-name="ce13" table:formula="of:=BASE([.A115]; 2;6)" office:value-type="string" office:string-value="110000" calcext:value-type="string">
            <text:p>110000</text:p>
          </table:table-cell>
          <table:table-cell table:formula="of:=1-[.C114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4">
            <text:p>IN_FROM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8.5" calcext:value-type="float">
            <text:p>48.5</text:p>
          </table:table-cell>
          <table:table-cell table:style-name="ce13" table:formula="of:=BASE([.A116]; 2;6)" office:value-type="string" office:string-value="110000" calcext:value-type="string">
            <text:p>110000</text:p>
          </table:table-cell>
          <table:table-cell table:formula="of:=1-[.C11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13" table:formula="of:=BASE([.A117]; 2;6)" office:value-type="string" office:string-value="110001" calcext:value-type="string">
            <text:p>110001</text:p>
          </table:table-cell>
          <table:table-cell table:formula="of:=1-[.C116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49.5" calcext:value-type="float">
            <text:p>49.5</text:p>
          </table:table-cell>
          <table:table-cell table:style-name="ce13" table:formula="of:=BASE([.A118]; 2;6)" office:value-type="string" office:string-value="110001" calcext:value-type="string">
            <text:p>110001</text:p>
          </table:table-cell>
          <table:table-cell table:formula="of:=1-[.C11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13" table:formula="of:=BASE([.A119]; 2;6)" office:value-type="string" office:string-value="110010" calcext:value-type="string">
            <text:p>110010</text:p>
          </table:table-cell>
          <table:table-cell table:formula="of:=1-[.C118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4">
            <text:p>OUT_FROM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0.5" calcext:value-type="float">
            <text:p>50.5</text:p>
          </table:table-cell>
          <table:table-cell table:style-name="ce13" table:formula="of:=BASE([.A120]; 2;6)" office:value-type="string" office:string-value="110010" calcext:value-type="string">
            <text:p>110010</text:p>
          </table:table-cell>
          <table:table-cell table:formula="of:=1-[.C11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13" table:formula="of:=BASE([.A121]; 2;6)" office:value-type="string" office:string-value="110011" calcext:value-type="string">
            <text:p>110011</text:p>
          </table:table-cell>
          <table:table-cell table:formula="of:=1-[.C120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1.5" calcext:value-type="float">
            <text:p>51.5</text:p>
          </table:table-cell>
          <table:table-cell table:style-name="ce13" table:formula="of:=BASE([.A122]; 2;6)" office:value-type="string" office:string-value="110011" calcext:value-type="string">
            <text:p>110011</text:p>
          </table:table-cell>
          <table:table-cell table:formula="of:=1-[.C12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3" table:formula="of:=BASE([.A123]; 2;6)" office:value-type="string" office:string-value="110100" calcext:value-type="string">
            <text:p>110100</text:p>
          </table:table-cell>
          <table:table-cell table:formula="of:=1-[.C122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8">
            <text:p>CALL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2.5" calcext:value-type="float">
            <text:p>52.5</text:p>
          </table:table-cell>
          <table:table-cell table:style-name="ce13" table:formula="of:=BASE([.A124]; 2;6)" office:value-type="string" office:string-value="110100" calcext:value-type="string">
            <text:p>110100</text:p>
          </table:table-cell>
          <table:table-cell table:formula="of:=1-[.C12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13" table:formula="of:=BASE([.A125]; 2;6)" office:value-type="string" office:string-value="110101" calcext:value-type="string">
            <text:p>110101</text:p>
          </table:table-cell>
          <table:table-cell table:formula="of:=1-[.C124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3.5" calcext:value-type="float">
            <text:p>53.5</text:p>
          </table:table-cell>
          <table:table-cell table:style-name="ce13" table:formula="of:=BASE([.A126]; 2;6)" office:value-type="string" office:string-value="110101" calcext:value-type="string">
            <text:p>110101</text:p>
          </table:table-cell>
          <table:table-cell table:formula="of:=1-[.C12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style-name="ce13" table:formula="of:=BASE([.A127]; 2;6)" office:value-type="string" office:string-value="110110" calcext:value-type="string">
            <text:p>110110</text:p>
          </table:table-cell>
          <table:table-cell table:formula="of:=1-[.C126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4.5" calcext:value-type="float">
            <text:p>54.5</text:p>
          </table:table-cell>
          <table:table-cell table:style-name="ce13" table:formula="of:=BASE([.A128]; 2;6)" office:value-type="string" office:string-value="110110" calcext:value-type="string">
            <text:p>110110</text:p>
          </table:table-cell>
          <table:table-cell table:formula="of:=1-[.C12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3" table:formula="of:=BASE([.A129]; 2;6)" office:value-type="string" office:string-value="110111" calcext:value-type="string">
            <text:p>110111</text:p>
          </table:table-cell>
          <table:table-cell table:formula="of:=1-[.C128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5.5" calcext:value-type="float">
            <text:p>55.5</text:p>
          </table:table-cell>
          <table:table-cell table:style-name="ce13" table:formula="of:=BASE([.A130]; 2;6)" office:value-type="string" office:string-value="110111" calcext:value-type="string">
            <text:p>110111</text:p>
          </table:table-cell>
          <table:table-cell table:formula="of:=1-[.C12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ce13" table:formula="of:=BASE([.A131]; 2;6)" office:value-type="string" office:string-value="111000" calcext:value-type="string">
            <text:p>111000</text:p>
          </table:table-cell>
          <table:table-cell table:formula="of:=1-[.C130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8">
            <text:p>JMPT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6.5" calcext:value-type="float">
            <text:p>56.5</text:p>
          </table:table-cell>
          <table:table-cell table:style-name="ce13" table:formula="of:=BASE([.A132]; 2;6)" office:value-type="string" office:string-value="111000" calcext:value-type="string">
            <text:p>111000</text:p>
          </table:table-cell>
          <table:table-cell table:formula="of:=1-[.C13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3" table:formula="of:=BASE([.A133]; 2;6)" office:value-type="string" office:string-value="111001" calcext:value-type="string">
            <text:p>111001</text:p>
          </table:table-cell>
          <table:table-cell table:formula="of:=1-[.C132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7.5" calcext:value-type="float">
            <text:p>57.5</text:p>
          </table:table-cell>
          <table:table-cell table:style-name="ce13" table:formula="of:=BASE([.A134]; 2;6)" office:value-type="string" office:string-value="111001" calcext:value-type="string">
            <text:p>111001</text:p>
          </table:table-cell>
          <table:table-cell table:formula="of:=1-[.C13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8" calcext:value-type="float">
            <text:p>58</text:p>
          </table:table-cell>
          <table:table-cell table:style-name="ce13" table:formula="of:=BASE([.A135]; 2;6)" office:value-type="string" office:string-value="111010" calcext:value-type="string">
            <text:p>111010</text:p>
          </table:table-cell>
          <table:table-cell table:formula="of:=1-[.C134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8.5" calcext:value-type="float">
            <text:p>58.5</text:p>
          </table:table-cell>
          <table:table-cell table:style-name="ce13" table:formula="of:=BASE([.A136]; 2;6)" office:value-type="string" office:string-value="111010" calcext:value-type="string">
            <text:p>111010</text:p>
          </table:table-cell>
          <table:table-cell table:formula="of:=1-[.C13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9" calcext:value-type="float">
            <text:p>59</text:p>
          </table:table-cell>
          <table:table-cell table:style-name="ce13" table:formula="of:=BASE([.A137]; 2;6)" office:value-type="string" office:string-value="111011" calcext:value-type="string">
            <text:p>111011</text:p>
          </table:table-cell>
          <table:table-cell table:formula="of:=1-[.C136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59.5" calcext:value-type="float">
            <text:p>59.5</text:p>
          </table:table-cell>
          <table:table-cell table:style-name="ce13" table:formula="of:=BASE([.A138]; 2;6)" office:value-type="string" office:string-value="111011" calcext:value-type="string">
            <text:p>111011</text:p>
          </table:table-cell>
          <table:table-cell table:formula="of:=1-[.C13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3" table:formula="of:=BASE([.A139]; 2;6)" office:value-type="string" office:string-value="111100" calcext:value-type="string">
            <text:p>111100</text:p>
          </table:table-cell>
          <table:table-cell table:formula="of:=1-[.C138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8">
            <text:p>JMP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60.5" calcext:value-type="float">
            <text:p>60.5</text:p>
          </table:table-cell>
          <table:table-cell table:style-name="ce13" table:formula="of:=BASE([.A140]; 2;6)" office:value-type="string" office:string-value="111100" calcext:value-type="string">
            <text:p>111100</text:p>
          </table:table-cell>
          <table:table-cell table:formula="of:=1-[.C13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table:style-name="ce13" table:formula="of:=BASE([.A141]; 2;6)" office:value-type="string" office:string-value="111101" calcext:value-type="string">
            <text:p>111101</text:p>
          </table:table-cell>
          <table:table-cell table:formula="of:=1-[.C140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61.5" calcext:value-type="float">
            <text:p>61.5</text:p>
          </table:table-cell>
          <table:table-cell table:style-name="ce13" table:formula="of:=BASE([.A142]; 2;6)" office:value-type="string" office:string-value="111101" calcext:value-type="string">
            <text:p>111101</text:p>
          </table:table-cell>
          <table:table-cell table:formula="of:=1-[.C14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62" calcext:value-type="float">
            <text:p>62</text:p>
          </table:table-cell>
          <table:table-cell table:style-name="ce13" table:formula="of:=BASE([.A143]; 2;6)" office:value-type="string" office:string-value="111110" calcext:value-type="string">
            <text:p>111110</text:p>
          </table:table-cell>
          <table:table-cell table:formula="of:=1-[.C142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62.5" calcext:value-type="float">
            <text:p>62.5</text:p>
          </table:table-cell>
          <table:table-cell table:style-name="ce13" table:formula="of:=BASE([.A144]; 2;6)" office:value-type="string" office:string-value="111110" calcext:value-type="string">
            <text:p>111110</text:p>
          </table:table-cell>
          <table:table-cell table:formula="of:=1-[.C14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3" table:formula="of:=BASE([.A145]; 2;6)" office:value-type="string" office:string-value="111111" calcext:value-type="string">
            <text:p>111111</text:p>
          </table:table-cell>
          <table:table-cell table:formula="of:=1-[.C144]" office:value-type="float" office:value="0" calcext:value-type="float">
            <text:p>0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float" office:value="63.5" calcext:value-type="float">
            <text:p>63.5</text:p>
          </table:table-cell>
          <table:table-cell table:style-name="ce13" table:formula="of:=BASE([.A146]; 2;6)" office:value-type="string" office:string-value="111111" calcext:value-type="string">
            <text:p>111111</text:p>
          </table:table-cell>
          <table:table-cell table:formula="of:=1-[.C14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</table:table-row>
        <table:table-row table:style-name="ro1" table:number-rows-repeated="128">
          <table:table-cell table:style-name="ce12"/>
          <table:table-cell table:style-name="ce13"/>
          <table:table-cell table:number-columns-repeated="19"/>
        </table:table-row>
        <table:table-row table:style-name="ro1" table:number-rows-repeated="104830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 style:data-style-name="N2" text:time-value="19:04:39.7480555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1-30T19:34:34.323980378</dc:date>
    <meta:editing-duration>PT3H12M25S</meta:editing-duration>
    <meta:editing-cycles>13</meta:editing-cycles>
    <meta:generator>LibreOffice/25.2.6.2$Linux_X86_64 LibreOffice_project/40d1a0e1d5bdf1afaeae24d9ece32bbb00fa66a4</meta:generator>
    <meta:document-statistic meta:table-count="4" meta:cell-count="2950" meta:object-count="0"/>
  </office:meta>
</office:document-meta>
</file>